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 style:shadow="none"/>
      <style:text-properties fo:font-size="12pt" officeooo:rsid="0099ac1e" officeooo:paragraph-rsid="0099ac1e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rsid="0099ac1e" officeooo:paragraph-rsid="0099ac1e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 fo:padding="0cm" fo:border-left="none" fo:border-right="none" fo:border-top="0.99pt solid #000000" fo:border-bottom="none" style:shadow="none" style:join-border="false">
        <style:tab-stops/>
      </style:paragraph-properties>
      <style:text-properties fo:font-size="12pt" officeooo:paragraph-rsid="00674236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674236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9c9994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8a0a3f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a2bfd9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aaa619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a7d026" style:font-size-asian="12pt" style:font-size-complex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fo:padding="0cm" fo:border-left="none" fo:border-right="none" fo:border-top="0.99pt solid #000000" fo:border-bottom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14" style:family="paragraph" style:parent-style-name="Standard">
      <style:paragraph-properties fo:orphans="0" fo:widows="0"/>
      <style:text-properties fo:font-size="12pt" fo:language="fr" fo:country="FR" style:font-size-asian="12pt" style:font-size-complex="12pt"/>
    </style:style>
    <style:style style:name="P15" style:family="paragraph" style:parent-style-name="Standard">
      <style:paragraph-properties fo:orphans="0" fo:widows="0"/>
      <style:text-properties fo:font-size="12pt" fo:language="fr" fo:country="FR" officeooo:rsid="0068e43b" officeooo:paragraph-rsid="0068e43b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91b17" style:font-name-asian="Times New Roman1" style:font-size-asian="12pt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style:use-window-font-color="true" loext:opacity="0%" style:font-name="Times New Roman1" fo:font-size="12pt" officeooo:paragraph-rsid="00a5ecb2" style:font-name-asian="Times New Roman1" style:font-size-asian="12pt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 style:shadow="none" style:join-border="false"/>
      <style:text-properties officeooo:paragraph-rsid="00a5ecb2"/>
    </style:style>
    <style:style style:name="P19" style:family="paragraph" style:parent-style-name="Standard">
      <style:paragraph-properties fo:margin-left="0cm" fo:margin-right="0cm" fo:text-indent="0cm" style:auto-text-indent="false" style:shadow="none">
        <style:tab-stops>
          <style:tab-stop style:position="4.48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 style:shadow="none">
        <style:tab-stops>
          <style:tab-stop style:position="4.48cm"/>
        </style:tab-stops>
      </style:paragraph-properties>
      <style:text-properties officeooo:paragraph-rsid="00aaa619"/>
    </style:style>
    <style:style style:name="P21" style:family="paragraph" style:parent-style-name="ABCD" style:list-style-name="Exos">
      <style:paragraph-properties fo:margin-left="0cm" fo:margin-right="0cm" fo:text-indent="0cm" style:auto-text-indent="false" style:shadow="none"/>
      <style:text-properties fo:font-size="12pt" officeooo:rsid="009b4fd8" officeooo:paragraph-rsid="00181926" style:font-size-asian="12pt" style:font-size-complex="12pt"/>
    </style:style>
    <style:style style:name="P22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23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officeooo:paragraph-rsid="0093b6e5" style:font-size-asian="12pt" style:font-size-complex="12pt"/>
    </style:style>
    <style:style style:name="P24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officeooo:paragraph-rsid="0096a701" style:font-size-asian="12pt" style:font-size-complex="12pt"/>
    </style:style>
    <style:style style:name="P25" style:family="paragraph" style:parent-style-name="Exos" style:list-style-name="Exos">
      <style:paragraph-properties fo:margin-left="0cm" fo:margin-right="0cm" fo:text-indent="0cm" style:auto-text-indent="false" fo:padding-left="0cm" fo:padding-right="0.049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8f841c" style:font-size-asian="12pt" style:font-size-complex="12pt"/>
    </style:style>
    <style:style style:name="P26" style:family="paragraph" style:parent-style-name="Exos" style:list-style-name="Exos">
      <style:paragraph-properties fo:margin-left="0cm" fo:margin-right="0cm" fo:text-indent="0cm" style:auto-text-indent="false" fo:padding-left="0cm" fo:padding-right="0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99ac1e" style:font-size-asian="12pt" style:font-size-complex="12pt"/>
    </style:style>
    <style:style style:name="P27" style:family="paragraph" style:parent-style-name="Exos" style:list-style-name="Exos">
      <style:paragraph-properties fo:margin-left="0cm" fo:margin-right="0cm" fo:text-indent="0cm" style:auto-text-indent="false" fo:padding-left="0cm" fo:padding-right="0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8f869f" style:font-size-asian="12pt" style:font-size-complex="12pt"/>
    </style:style>
    <style:style style:name="P28" style:family="paragraph" style:parent-style-name="Exos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  <style:text-properties fo:font-size="12pt" officeooo:paragraph-rsid="00a4b2d9" style:font-size-asian="12pt" style:font-size-complex="12pt"/>
    </style:style>
    <style:style style:name="P29" style:family="paragraph" style:parent-style-name="Exos" style:list-style-name="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8f841c" style:font-size-asian="12pt" style:font-size-complex="12pt"/>
    </style:style>
    <style:style style:name="P30" style:family="paragraph" style:parent-style-name="Exos" style:list-style-name="">
      <style:paragraph-properties fo:margin-left="0cm" fo:margin-right="0cm" fo:text-indent="0cm" style:auto-text-indent="false" fo:padding="0.049cm" fo:border-left="none" fo:border-right="none" fo:border-top="0.99pt solid #000000" fo:border-bottom="none" style:shadow="none">
        <style:tab-stops/>
      </style:paragraph-properties>
      <style:text-properties fo:font-size="12pt" officeooo:paragraph-rsid="00a5ecb2" style:font-size-asian="12pt" style:font-size-complex="12pt"/>
    </style:style>
    <style:style style:name="P31" style:family="paragraph" style:paren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>
        <style:tab-stops/>
      </style:paragraph-properties>
      <style:text-properties fo:font-size="12pt" officeooo:paragraph-rsid="00a5ecb2" style:font-size-asian="12pt" style:font-size-complex="12pt"/>
    </style:style>
    <style:style style:name="P32" style:family="paragraph" style:paren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33" style:family="paragraph" style:parent-style-name="Exos">
      <style:paragraph-properties fo:margin-left="0cm" fo:margin-right="0cm" fo:text-indent="0cm" style:auto-text-indent="false" style:shadow="none"/>
      <style:text-properties fo:font-size="12pt" officeooo:paragraph-rsid="009c9994" style:font-size-asian="12pt" style:font-size-complex="12pt"/>
    </style:style>
    <style:style style:name="P34" style:family="paragraph" style:parent-style-name="Exos" style:list-style-name="">
      <style:paragraph-properties fo:margin-left="0cm" fo:margin-right="0cm" fo:text-align="center" style:justify-single-word="false" fo:text-indent="0cm" style:auto-text-indent="false" style:shadow="none"/>
      <style:text-properties fo:font-size="12pt" officeooo:paragraph-rsid="009df2cc" style:font-size-asian="12pt" style:font-size-complex="12pt"/>
    </style:style>
    <style:style style:name="P35" style:family="paragraph" style:parent-style-name="Exos" style:list-style-name="">
      <style:paragraph-properties fo:margin-left="0cm" fo:margin-right="0cm" fo:text-indent="0cm" style:auto-text-indent="false" style:shadow="none"/>
      <style:text-properties fo:font-size="12pt" officeooo:paragraph-rsid="009df2cc" style:font-size-asian="12pt" style:font-size-complex="12pt"/>
    </style:style>
    <style:style style:name="P36" style:family="paragraph" style:parent-style-name="Exos">
      <style:paragraph-properties fo:margin-left="0cm" fo:margin-right="0cm" fo:text-indent="0cm" style:auto-text-indent="false" style:shadow="none" style:join-border="false"/>
      <style:text-properties fo:font-size="12pt" style:font-size-asian="12pt" style:font-size-complex="12pt"/>
    </style:style>
    <style:style style:name="P37" style:family="paragraph" style:parent-style-name="Exos" style:list-style-name="">
      <style:paragraph-properties fo:margin-left="0cm" fo:margin-right="0cm" fo:text-align="center" style:justify-single-word="false" fo:text-indent="0cm" style:auto-text-indent="false" style:shadow="none"/>
      <style:text-properties style:use-window-font-color="true" loext:opacity="0%" style:font-name="Times New Roman1" fo:font-size="12pt" officeooo:rsid="00991b17" officeooo:paragraph-rsid="009c9994" style:font-name-asian="Times New Roman1" style:font-size-asian="12pt" style:font-name-complex="Times New Roman1" style:font-size-complex="12pt" style:language-complex="ar" style:country-complex="SA"/>
    </style:style>
    <style:style style:name="P38" style:family="paragraph" style:parent-style-name="Exos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df2cc" officeooo:paragraph-rsid="009df2cc" style:font-name-asian="Times New Roman1" style:font-size-asian="12pt" style:font-name-complex="Times New Roman1" style:font-size-complex="12pt" style:language-complex="ar" style:country-complex="SA"/>
    </style:style>
    <style:style style:name="P39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40" style:family="paragraph" style:parent-style-name="Standard" style:lis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41" style:family="paragraph" style:parent-style-name="Standard" style:lis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 style:join-border="false">
        <style:tab-stops/>
      </style:paragraph-properties>
      <style:text-properties fo:font-size="12pt" officeooo:paragraph-rsid="009f967c" style:font-size-asian="12pt" style:font-size-complex="12pt"/>
    </style:style>
    <style:style style:name="P42" style:family="paragraph" style:parent-style-name="Standard" style:list-style-name="Exos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91b17" style:font-name-asian="Times New Roman1" style:font-size-asian="12pt" style:font-name-complex="Times New Roman1" style:font-size-complex="12pt" style:language-complex="ar" style:country-complex="SA"/>
    </style:style>
    <style:style style:name="P43" style:family="paragraph" style:parent-style-name="Standard" style:lis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 style:join-border="false">
        <style:tab-stops/>
      </style:paragraph-properties>
      <style:text-properties style:use-window-font-color="true" loext:opacity="0%" style:font-name="Times New Roman1" fo:font-size="12pt" officeooo:rsid="009c9994" officeooo:paragraph-rsid="009c9994" style:font-name-asian="Times New Roman1" style:font-size-asian="12pt" style:font-name-complex="Times New Roman1" style:font-size-complex="12pt" style:language-complex="ar" style:country-complex="SA"/>
    </style:style>
    <style:style style:name="T1" style:family="text">
      <style:text-properties officeooo:rsid="006ce0b2"/>
    </style:style>
    <style:style style:name="T2" style:family="text">
      <style:text-properties officeooo:rsid="006e27fb"/>
    </style:style>
    <style:style style:name="T3" style:family="text">
      <style:text-properties officeooo:rsid="0077ae82"/>
    </style:style>
    <style:style style:name="T4" style:family="text">
      <style:text-properties officeooo:rsid="008f869f"/>
    </style:style>
    <style:style style:name="T5" style:family="text">
      <style:text-properties officeooo:rsid="00916159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93b6e5"/>
    </style:style>
    <style:style style:name="T8" style:family="text">
      <style:text-properties style:text-position="sub 58%" officeooo:rsid="00a87ec6"/>
    </style:style>
    <style:style style:name="T9" style:family="text">
      <style:text-properties style:use-window-font-color="true" loext:opacity="0%" style:font-name="Times New Roman1" style:font-name-asian="Times New Roman1" style:font-name-complex="Times New Roman1" style:language-complex="ar" style:country-complex="SA"/>
    </style:style>
    <style:style style:name="T10" style:family="text">
      <style:text-properties style:use-window-font-color="true" loext:opacity="0%" style:font-name="Times New Roman1" officeooo:rsid="0099ac1e" style:font-name-asian="Times New Roman1" style:font-name-complex="Times New Roman1" style:language-complex="ar" style:country-complex="SA"/>
    </style:style>
    <style:style style:name="T11" style:family="text">
      <style:text-properties style:use-window-font-color="true" loext:opacity="0%" style:font-name="Times New Roman1" officeooo:rsid="0096a701" style:font-name-asian="Times New Roman1" style:font-name-complex="Times New Roman1" style:language-complex="ar" style:country-complex="SA"/>
    </style:style>
    <style:style style:name="T12" style:family="text">
      <style:text-properties style:use-window-font-color="true" loext:opacity="0%" style:font-name="Times New Roman1" officeooo:rsid="00991b17" style:font-name-asian="Times New Roman1" style:font-name-complex="Times New Roman1" style:language-complex="ar" style:country-complex="SA"/>
    </style:style>
    <style:style style:name="T13" style:family="text">
      <style:text-properties style:use-window-font-color="true" loext:opacity="0%" style:font-name="Times New Roman1" officeooo:rsid="009c9994" style:font-name-asian="Times New Roman1" style:font-name-complex="Times New Roman1" style:language-complex="ar" style:country-complex="SA"/>
    </style:style>
    <style:style style:name="T14" style:family="text">
      <style:text-properties style:use-window-font-color="true" loext:opacity="0%" style:font-name="Times New Roman1" officeooo:rsid="009df2cc" style:font-name-asian="Times New Roman1" style:font-name-complex="Times New Roman1" style:language-complex="ar" style:country-complex="SA"/>
    </style:style>
    <style:style style:name="T15" style:family="text">
      <style:text-properties style:use-window-font-color="true" loext:opacity="0%" style:font-name="Times New Roman1" officeooo:rsid="009f967c" style:font-name-asian="Times New Roman1" style:font-name-complex="Times New Roman1" style:language-complex="ar" style:country-complex="SA"/>
    </style:style>
    <style:style style:name="T16" style:family="text">
      <style:text-properties style:use-window-font-color="true" loext:opacity="0%" style:font-name="Times New Roman1" officeooo:rsid="00a0bd7b" style:font-name-asian="Times New Roman1" style:font-name-complex="Times New Roman1" style:language-complex="ar" style:country-complex="SA"/>
    </style:style>
    <style:style style:name="T17" style:family="text">
      <style:text-properties style:use-window-font-color="true" loext:opacity="0%" style:font-name="Times New Roman1" officeooo:rsid="00a1a21f" style:font-name-asian="Times New Roman1" style:font-name-complex="Times New Roman1" style:language-complex="ar" style:country-complex="SA"/>
    </style:style>
    <style:style style:name="T18" style:family="text">
      <style:text-properties style:use-window-font-color="true" loext:opacity="0%" style:font-name="Times New Roman1" officeooo:rsid="00a4b2d9" style:font-name-asian="Times New Roman1" style:font-name-complex="Times New Roman1" style:language-complex="ar" style:country-complex="SA"/>
    </style:style>
    <style:style style:name="T19" style:family="text">
      <style:text-properties style:use-window-font-color="true" loext:opacity="0%" style:font-name="Times New Roman1" officeooo:rsid="00a5ecb2" style:font-name-asian="Times New Roman1" style:font-name-complex="Times New Roman1" style:language-complex="ar" style:country-complex="SA"/>
    </style:style>
    <style:style style:name="T20" style:family="text">
      <style:text-properties style:use-window-font-color="true" loext:opacity="0%" style:font-name="Times New Roman1" fo:font-size="12pt" officeooo:rsid="00a1a21f" style:font-name-asian="Times New Roman1" style:font-size-asian="12pt" style:font-name-complex="Times New Roman1" style:font-size-complex="12pt" style:language-complex="ar" style:country-complex="SA"/>
    </style:style>
    <style:style style:name="T21" style:family="text">
      <style:text-properties officeooo:rsid="00991b17"/>
    </style:style>
    <style:style style:name="T22" style:family="text">
      <style:text-properties style:font-name="Times New Roman" officeooo:rsid="011a969e"/>
    </style:style>
    <style:style style:name="T23" style:family="text">
      <style:text-properties officeooo:rsid="0099ac1e"/>
    </style:style>
    <style:style style:name="T24" style:family="text">
      <style:text-properties officeooo:rsid="009df2cc"/>
    </style:style>
    <style:style style:name="T25" style:family="text">
      <style:text-properties officeooo:rsid="009f967c"/>
    </style:style>
    <style:style style:name="T26" style:family="text">
      <style:text-properties style:language-complex="ar" style:country-complex="SA"/>
    </style:style>
    <style:style style:name="T27" style:family="text">
      <style:text-properties officeooo:rsid="009f967c" style:language-complex="ar" style:country-complex="SA"/>
    </style:style>
    <style:style style:name="T28" style:family="text">
      <style:text-properties officeooo:rsid="00a0bd7b"/>
    </style:style>
    <style:style style:name="T29" style:family="text">
      <style:text-properties officeooo:rsid="00a4b2d9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465d1a"/>
    </style:style>
    <style:style style:name="T32" style:family="text">
      <style:text-properties fo:language="fr" fo:country="FR" officeooo:rsid="008f841c"/>
    </style:style>
    <style:style style:name="T33" style:family="text">
      <style:text-properties fo:language="fr" fo:country="FR" officeooo:rsid="00abc54b"/>
    </style:style>
    <style:style style:name="T34" style:family="text">
      <style:text-properties fo:text-transform="uppercase" style:use-window-font-color="true" loext:opacity="0%" style:font-name="Arial" fo:font-size="16.7999992370605pt" fo:language="fr" fo:country="FR" fo:font-weight="bold" officeooo:rsid="00a6cd6f" style:font-name-asian="Times New Roman1" style:font-size-asian="20pt" style:font-weight-asian="bold" style:font-name-complex="Arial" style:font-size-complex="12pt" style:language-complex="ar" style:country-complex="SA" style:font-weight-complex="bold"/>
    </style:style>
    <style:style style:name="T35" style:family="text">
      <style:text-properties officeooo:rsid="00a9cc20"/>
    </style:style>
    <style:style style:name="T36" style:family="text">
      <style:text-properties officeooo:rsid="00aaa619"/>
    </style:style>
    <style:style style:name="T37" style:family="text">
      <style:text-properties officeooo:rsid="00ad39ca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<text:span text:style-name="T33">Codage</text:span><text:span text:style-name="T31"> </text:span><text:span text:style-name="T32">d’un nombre flottant en </text:span><text:span text:style-name="T31">binaire</text:span><text:span text:style-name="T30"><text:tab/></text:span><text:span text:style-name="T34">4</text:span><text:span text:style-name="T30">.1</text:span></text:h>
      <text:p text:style-name="P14"/>
      <text:p text:style-name="P15"><text:span text:style-name="T3">L’objectif est bien sûr de savoir faire t</text:span>ous les exercices ci-dessous « <text:span text:style-name="T1">à la main »</text:span>. <text:span text:style-name="T1">I</text:span>l est <text:span text:style-name="T1">toutefois </text:span>autorisé d’utiliser la calculatrice pour <text:span text:style-name="T2">faire les « petits calculs » </text:span>!</text:p>
      <text:p text:style-name="P15"/>
      <text:section text:style-name="Sect1" text:name="Section1">
        <text:list xml:id="list4060220109" text:style-name="Exos">
          <text:list-item>
            <text:p text:style-name="P22">Convertir en base 10 les nombres binaires ci-dessous :</text:p>
          </text:list-item>
        </text:list>
        <text:p text:style-name="P2">A = 0,011<text:span text:style-name="T6">2</text:span></text:p>
        <text:p text:style-name="P2">B = 10,110<text:span text:style-name="T6">2</text:span></text:p>
        <text:p text:style-name="P4"/>
        <text:list xml:id="list145324906428557" text:continue-numbering="true" text:style-name="Exos">
          <text:list-item>
            <text:p text:style-name="P25">Convertir <text:span text:style-name="T4">en base 10 </text:span>les nombres binaires <text:span text:style-name="T4">ci-dessous :</text:span></text:p>
          </text:list-item>
        </text:list>
        <text:p text:style-name="P29">A = 100,0101<text:span text:style-name="T7">2</text:span></text:p>
        <text:p text:style-name="P4">B = 1101,1001<text:span text:style-name="T7">2</text:span></text:p>
        <text:p text:style-name="P4"/>
        <text:list xml:id="list145324413689435" text:continue-numbering="true" text:style-name="Exos">
          <text:list-item>
            <text:p text:style-name="P26">Convertir les nombres <text:span text:style-name="T4">ci-dessous </text:span><text:span text:style-name="T5">en binaire</text:span><text:span text:style-name="T4"> :</text:span></text:p>
          </text:list-item>
        </text:list>
        <text:p text:style-name="P3">A = 7,5</text:p>
        <text:p text:style-name="P3">B = 1,25</text:p>
        <text:p text:style-name="P4"/>
        <text:list xml:id="list145324695325119" text:continue-numbering="true" text:style-name="Exos">
          <text:list-item>
            <text:p text:style-name="P27">Convertir les nombres <text:span text:style-name="T4">ci-dessous </text:span><text:span text:style-name="T5">en binaire</text:span><text:span text:style-name="T4"> :</text:span></text:p>
          </text:list-item>
        </text:list>
        <text:p text:style-name="P4">A = <text:span text:style-name="T10">9</text:span>,<text:span text:style-name="T10">7</text:span>5</text:p>
        <text:p text:style-name="P4">B = <text:span text:style-name="T10">2</text:span>,<text:span text:style-name="T23">8</text:span>75</text:p>
        <text:p text:style-name="P4"/>
        <text:list xml:id="list145326094224769" text:continue-numbering="true" text:style-name="Exos">
          <text:list-item>
            <text:p text:style-name="P32"><text:span text:style-name="T14">Convertir</text:span> les nombres <text:span text:style-name="T4">ci-dessous </text:span>en binaire :</text:p>
          </text:list-item>
        </text:list>
        <text:p text:style-name="P4">A = 15,625</text:p>
        <text:p text:style-name="P4">B = 7,1875</text:p>
        <text:p text:style-name="P18"/>
        <text:list xml:id="list145325895432581" text:continue-numbering="true" text:style-name="Exos">
          <text:list-item>
            <text:p text:style-name="P31">Convertir 0,1 et 0,2 en binaire en tronqu<text:span text:style-name="T9">ant</text:span> <text:span text:style-name="T9">au 8ème chiffre après la virgule.</text:span></text:p>
          </text:list-item>
        </text:list>
        <text:p text:style-name="P30"><text:span text:style-name="T9">Faire la somme des deux nombres binaires obtenus. </text:span><text:span text:style-name="T19">Convertir cette somme en décimal. </text:span><text:span text:style-name="T9">Obtient-on 0,3 ?</text:span></text:p>
        <text:p text:style-name="P17"/>
        <text:list xml:id="list145324791320985" text:continue-numbering="true" text:style-name="Exos">
          <text:list-item>
            <text:p text:style-name="P23"><text:span text:style-name="T11">Représenter</text:span> les nombres <text:span text:style-name="T4">ci-dessous </text:span>en simple précision :</text:p>
          </text:list-item>
        </text:list>
        <text:p text:style-name="P4">A = 128</text:p>
        <text:p text:style-name="P4">B = –32,75</text:p>
        <text:p text:style-name="P4"/>
        <text:list xml:id="list145325469595034" text:continue-numbering="true" text:style-name="Exos">
          <text:list-item>
            <text:p text:style-name="P24"><text:span text:style-name="T11">Représenter</text:span> les nombres <text:span text:style-name="T4">ci-dessous </text:span>en simple précision :</text:p>
          </text:list-item>
        </text:list>
        <text:p text:style-name="P11"><text:span text:style-name="T12">A</text:span> = –8,625</text:p>
        <text:p text:style-name="P4"><text:span text:style-name="T12">B</text:span> = 18,125</text:p>
        <text:p text:style-name="P4"/>
        <text:list xml:id="list145326085341343" text:continue-numbering="true" text:style-name="Exos">
          <text:list-item>
            <text:p text:style-name="P32"><text:span text:style-name="T29">Déterminer les 2 nombres décimaux dont on a donné ci-dessous les représentations </text:span>en simple précision :</text:p>
          </text:list-item>
        </text:list>
        <text:p text:style-name="P12">1011 1111 0100 0000 0000 0000 0000 0000</text:p>
        <text:p text:style-name="P12">010<text:span text:style-name="T37">0</text:span> 0<text:span text:style-name="T37">01</text:span>1 0110 0000 0000 0000 0000 0000</text:p>
        <text:p text:style-name="P4"/>
        <text:list xml:id="list145324690299142" text:continue-numbering="true" text:style-name="Exos">
          <text:list-item>
            <text:p text:style-name="P28"><text:span text:style-name="T29">Déterminer les 2 nombres décimaux dont on a donné ci-dessous les représentations </text:span>en simple précision :</text:p>
          </text:list-item>
        </text:list>
        <text:p text:style-name="P13">C1 22 00 00</text:p>
        <text:p text:style-name="P13">41 48 00 00</text:p>
        <text:p text:style-name="P1"/>
        <text:list xml:id="list145324785144897" text:continue-numbering="true" text:style-name="Exos">
          <text:list-item>
            <text:p text:style-name="P33"><text:span text:style-name="T12">On s'intéresse à la suite binaire ci-</text:span><text:span text:style-name="T13">dessous</text:span><text:span text:style-name="T12"> :</text:span></text:p>
          </text:list-item>
        </text:list>
        <text:p text:style-name="P37">11000000010000000000000000000000</text:p>
        <text:list xml:id="list145324591520818" text:continue-numbering="true" text:style-name="Exos">
          <text:list-item>
            <text:list>
              <text:list-item>
                <text:p text:style-name="P40"><text:span text:style-name="T12">On suppose </text:span><text:span text:style-name="T18">d’abord </text:span><text:span text:style-name="T12">qu'il s'agit d</text:span><text:span text:style-name="T18">e la représentation d’un</text:span><text:span text:style-name="T12"> nombre en simple précision. De quel nombre s'agit-il (en décimal) ?</text:span></text:p>
              </text:list-item>
              <text:list-item>
                <text:p text:style-name="P42">On suppose maintenant qu'il s'agit d'un entier non signé. De quel entier s'agit-il ?</text:p>
              </text:list-item>
              <text:list-item>
                <text:p text:style-name="P42">On suppose maintenant qu'il s'agit d'un entier signé. De quel entier s'agit-il ?</text:p>
              </text:list-item>
            </text:list>
          </text:list-item>
        </text:list>
        <text:p text:style-name="P16"/>
        <text:list xml:id="list145326310180493" text:continue-numbering="true" text:style-name="Exos">
          <text:list-item>
            <text:p text:style-name="P38">On considère le mot de 4 octets ci-dessous :</text:p>
          </text:list-item>
        </text:list>
        <text:p text:style-name="P34">40 30 00 00<text:span text:style-name="T8">16</text:span></text:p>
        <text:p text:style-name="P35"><text:span text:style-name="T24">Quelle est sa valeur, </text:span>selon qu’on le lit comme :</text:p>
        <text:list xml:id="list145326336104852" text:continue-numbering="true" text:style-name="Exos">
          <text:list-item>
            <text:list>
              <text:list-item>
                <text:p text:style-name="P21">un entier non signé</text:p>
              </text:list-item>
              <text:list-item>
                <text:p text:style-name="P40">un entier signé</text:p>
              </text:list-item>
              <text:list-item>
                <text:p text:style-name="P40"><text:span text:style-name="T18">la représentation</text:span> en virgule flottante simple précision <text:span text:style-name="T29">d’un nombre décimal</text:span></text:p>
              </text:list-item>
            </text:list>
          </text:list-item>
          <text:list-item>
            <text:p text:style-name="P32">Déterminez la représentation <text:span text:style-name="T21">de 1/3 </text:span>en simple précision. <text:span text:style-name="T21">(On écrira l</text:span><text:span text:style-name="T12">e résultat</text:span><text:span text:style-name="T21"> </text:span>en hexadécimal<text:span text:style-name="T21">)</text:span></text:p>
          </text:list-item>
        </text:list>
        <text:p text:style-name="P5"/>
        <text:list xml:id="list145324591532959" text:continue-numbering="true" text:style-name="Exos">
          <text:list-item>
            <text:p text:style-name="P36">Montrer que 0,1 s'écrit 3D CC CC C<text:span text:style-name="T35">C</text:span> en simple précision.</text:p>
          </text:list-item>
        </text:list>
        <text:p text:style-name="P10"><text:span text:style-name="T21">Puis, </text:span><text:span text:style-name="T35">en utilisant le convertisseur en simple précision proposé sur mon site, vérifier</text:span> que l’<text:span text:style-name="T36">erreur <text:s/>que l’on fait en représentant 0,1 par 3D CC CC C</text:span><text:span text:style-name="T35">C <text:s/></text:span><text:span text:style-name="T36">est d’environ 0,000000006</text:span></text:p>
        <text:p text:style-name="P6"/>
        <text:list xml:id="list145324460224538" text:continue-numbering="true" text:style-name="Exos">
          <text:list-item>
            <text:p text:style-name="P32">Les nombres ci-dessous sont codés en simple précision. Faire le calcul <text:span text:style-name="T21">indiqué </text:span>et exprimer le résultat également en simple précision. </text:p>
          </text:list-item>
        </text:list>
        <text:p text:style-name="P6"><text:span text:style-name="T12">A</text:span> = 3EE00000 + 3D800000</text:p>
        <text:p text:style-name="P9"><text:span text:style-name="T12">B</text:span> = 3EE00000 <text:span text:style-name="T22">×</text:span> 3D800000</text:p>
        <text:p text:style-name="P6"/>
        <text:list xml:id="list145324843571089" text:continue-numbering="true" text:style-name="Exos">
          <text:list-item>
            <text:p text:style-name="P43">Parmi les nombres ci-dessous exprimés en simple précision, un seul n’est pas entier. Lequel ?</text:p>
          </text:list-item>
        </text:list>
        <text:p text:style-name="P7"><text:span text:style-name="T28">A = </text:span>41000000</text:p>
        <text:p text:style-name="P7"><text:span text:style-name="T16">B = </text:span><text:span text:style-name="T13">C2580000</text:span></text:p>
        <text:p text:style-name="P7"><text:span text:style-name="T16">C = </text:span><text:span text:style-name="T13">41080000</text:span></text:p>
        <text:p text:style-name="P7"><text:span text:style-name="T16">D = </text:span><text:span text:style-name="T13">C</text:span>23<text:span text:style-name="T13">C</text:span>0000</text:p>
        <text:p text:style-name="P8"/>
        <text:list xml:id="list145325177777770" text:continue-numbering="true" text:style-name="Exos">
          <text:list-item>
            <text:p text:style-name="P41"><text:span text:style-name="T13">Parmi les nombres ci-dessous exprimés en simple précision, </text:span><text:span text:style-name="T15">c</text:span><text:span text:style-name="T17">hercher une astuce permettant de</text:span><text:span text:style-name="T15"> reconnaître </text:span><text:span text:style-name="T17">très simplement</text:span><text:span text:style-name="T15"> ceux qui sont des puissances de 2</text:span><text:span text:style-name="T13"> ?</text:span></text:p>
          </text:list-item>
        </text:list>
        <text:p text:style-name="P20"><text:span text:style-name="T25">A = </text:span>41800000<text:tab/><text:span text:style-name="T25">D = </text:span>45<text:span text:style-name="T20">111000</text:span></text:p>
        <text:p text:style-name="P20"><text:span text:style-name="T25">B = </text:span>43<text:span text:style-name="T26">C</text:span>00000<text:tab/><text:span text:style-name="T25">E = </text:span>47000000</text:p>
        <text:p text:style-name="P19"><text:span text:style-name="T27">C = </text:span><text:span text:style-name="T26">C</text:span><text:span text:style-name="T20">58</text:span>00000<text:tab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loext:num-list-format="Ex %1% - " style:num-prefix="Ex " style:num-suffix=" - " style:num-format="1">
        <style:list-level-properties/>
      </text:list-level-style-number>
      <text:list-level-style-number text:level="2" text:style-name="Numbering_20_Symbols" loext:num-list-format="%2%)" style:num-suffix=")" style:num-format="1">
        <style:list-level-properties text:min-label-width="0.499cm"/>
      </text:list-level-style-number>
      <text:list-level-style-bullet text:level="3" text:style-name="Bullet_20_Symbols" loext:num-list-format="%3%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ontanet</meta:initial-creator>
    <meta:creation-date>2006-04-06T23:12:00</meta:creation-date>
    <dc:date>2024-10-16T14:53:23.853537901</dc:date>
    <meta:print-date>2014-01-24T22:58:46.177000000</meta:print-date>
    <dc:language>fr-FR</dc:language>
    <meta:editing-cycles>199</meta:editing-cycles>
    <meta:editing-duration>PT21H17M16S</meta:editing-duration>
    <meta:document-statistic meta:table-count="0" meta:image-count="0" meta:object-count="0" meta:page-count="1" meta:paragraph-count="57" meta:word-count="524" meta:character-count="2777" meta:non-whitespace-character-count="2312"/>
    <meta:user-defined meta:name="Info 1"/>
    <meta:user-defined meta:name="Info 2"/>
    <meta:user-defined meta:name="Info 3"/>
    <meta:user-defined meta:name="Info 4"/>
  </office:meta>
</office:document-meta>
</file>